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7.146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24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16.612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4.987cm"/>
    </style:style>
    <style:style style:name="co15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3.083cm"/>
    </style:style>
    <style:style style:name="co17" style:family="table-column">
      <style:table-column-properties fo:break-before="auto" style:column-width="6.989cm"/>
    </style:style>
    <style:style style:name="co18" style:family="table-column">
      <style:table-column-properties fo:break-before="auto" style:column-width="3.845cm"/>
    </style:style>
    <style:style style:name="co19" style:family="table-column">
      <style:table-column-properties fo:break-before="auto" style:column-width="4.805cm"/>
    </style:style>
    <style:style style:name="co20" style:family="table-column">
      <style:table-column-properties fo:break-before="auto" style:column-width="2.574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0.908cm"/>
    </style:style>
    <style:style style:name="co23" style:family="table-column">
      <style:table-column-properties fo:break-before="auto" style:column-width="2.097cm"/>
    </style:style>
    <style:style style:name="co24" style:family="table-column">
      <style:table-column-properties fo:break-before="auto" style:column-width="0.395cm"/>
    </style:style>
    <style:style style:name="co25" style:family="table-column">
      <style:table-column-properties fo:break-before="auto" style:column-width="0.423cm"/>
    </style:style>
    <style:style style:name="co26" style:family="table-column">
      <style:table-column-properties fo:break-before="auto" style:column-width="6.004cm"/>
    </style:style>
    <style:style style:name="co27" style:family="table-column">
      <style:table-column-properties fo:break-before="auto" style:column-width="5.69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2.402cm"/>
    </style:style>
    <style:style style:name="co30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0.635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0.991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type="double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50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5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5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type="double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type="double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81" style:family="table-cell" style:parent-style-name="Excel_20_Built-in_20_Comma" style:data-style-name="N13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2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3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Comma" style:data-style-name="N13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1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8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0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type="double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04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glow-radius="0.176cm" loext:glow-color="#a8e034" loext:glow-transparency="6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'Senet Önizleme'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number-columns-repeated="1018" table:default-cell-style-name="ce1"/>
        <table:table-column table:style-name="co7" table:default-cell-style-name="ce6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alih Kayma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26-Nisan 2021 – 25 Nisan 20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Yıllık Ücret </text:p>
          </table:table-cell>
          <table:table-cell office:value-type="float" office:value="12000" calcext:value-type="float">
            <text:p>120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Ödeme şekli</text:p>
          </table:table-cell>
          <table:table-cell office:value-type="string" calcext:value-type="string">
            <text:p>Aylı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emina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tutar</text:p>
          </table:table-cell>
          <table:table-cell table:style-name="ce5" office:value-type="string" calcext:value-type="string">
            <text:p>bakiy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style-name="ce5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2021-22 kira bedeli</text:p>
          </table:table-cell>
          <table:table-cell office:value-type="float" office:value="12000" calcext:value-type="float">
            <text:p>12000</text:p>
          </table:table-cell>
          <table:table-cell table:formula="of:=[.D15]" office:value-type="float" office:value="12000" calcext:value-type="float">
            <text:p>12.000,0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1-04-25" calcext:value-type="date">
            <text:p>25.04.2021</text:p>
          </table:table-cell>
          <table:table-cell office:value-type="string" calcext:value-type="string">
            <text:p>nakit ödeme </text:p>
          </table:table-cell>
          <table:table-cell office:value-type="float" office:value="-1000" calcext:value-type="float">
            <text:p>-1000</text:p>
          </table:table-cell>
          <table:table-cell table:formula="of:=[.E15]+[.D16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1-05-25" calcext:value-type="date">
            <text:p>25.05.2021</text:p>
          </table:table-cell>
          <table:table-cell office:value-type="string" calcext:value-type="string">
            <text:p>Elden 1000 TL</text:p>
          </table:table-cell>
          <table:table-cell office:value-type="float" office:value="-1000" calcext:value-type="float">
            <text:p>-1000</text:p>
          </table:table-cell>
          <table:table-cell table:formula="of:=[.E16]+[.D17]" office:value-type="float" office:value="10000" calcext:value-type="float">
            <text:p>10.000,0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1-06-25" calcext:value-type="date">
            <text:p>25.06.2021</text:p>
          </table:table-cell>
          <table:table-cell office:value-type="string" calcext:value-type="string">
            <text:p>Elden 1000 TL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1-07-25" calcext:value-type="date">
            <text:p>25.07.2021</text:p>
          </table:table-cell>
          <table:table-cell office:value-type="string" calcext:value-type="string">
            <text:p>Elden 1000 TL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1-08-25" calcext:value-type="date">
            <text:p>25.08.2021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1-09-25" calcext:value-type="date">
            <text:p>25.09.2021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1-10-25" calcext:value-type="date">
            <text:p>25.10.2021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1-11-25" calcext:value-type="date">
            <text:p>25.11.2021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1-12-25" calcext:value-type="date">
            <text:p>25.12.2021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2-01-25" calcext:value-type="date">
            <text:p>25.01.2022</text:p>
          </table:table-cell>
          <table:table-cell office:value-type="string" calcext:value-type="string">
            <text:p>Elden 1000 TL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2-02-25" calcext:value-type="date">
            <text:p>25.02.2022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2-03-25" calcext:value-type="date">
            <text:p>25.03.2022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office:forms form:automatic-focus="false" form:apply-design-mode="false"/>
        <table:table-column table:style-name="co8" table:default-cell-style-name="ce8"/>
        <table:table-column table:style-name="co9" table:default-cell-style-name="ce11"/>
        <table:table-column table:style-name="co10" table:default-cell-style-name="ce13"/>
        <table:table-column table:style-name="co11" table:number-columns-repeated="1021" table:default-cell-style-name="ce8"/>
        <table:table-row table:style-name="ro2">
          <table:table-cell table:style-name="ce7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2"/>
          <table:table-cell table:number-columns-repeated="1021"/>
        </table:table-row>
        <table:table-row table:style-name="ro2">
          <table:covered-table-cell table:style-name="ce7"/>
          <table:table-cell table:style-name="ce10" office:value-type="string" calcext:value-type="string">
            <text:p>İl</text:p>
          </table:table-cell>
          <table:table-cell table:style-name="ce12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14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9"/>
          <table:table-cell table:style-name="ce10" office:value-type="string" calcext:value-type="string">
            <text:p>Adı Soyadı / Unvanı</text:p>
          </table:table-cell>
          <table:table-cell table:style-name="ce14" office:value-type="string" calcext:value-type="string">
            <text:p>Salih Kaymak</text:p>
          </table:table-cell>
          <table:table-cell table:number-columns-repeated="1021"/>
        </table:table-row>
        <table:table-row table:style-name="ro2">
          <table:covered-table-cell table:style-name="ce9"/>
          <table:table-cell table:style-name="ce10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9"/>
          <table:table-cell table:style-name="ce10" office:value-type="string" calcext:value-type="string">
            <text:p>Vergi Dai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9"/>
          <table:table-cell table:style-name="ce10" office:value-type="string" calcext:value-type="string">
            <text:p>Vergi No/TC Kimlik No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9"/>
          <table:table-cell table:style-name="ce10" office:value-type="string" calcext:value-type="string">
            <text:p>Adresi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9"/>
          <table:table-cell table:style-name="ce10" office:value-type="string" calcext:value-type="string">
            <text:p>Vergi Dai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9"/>
          <table:table-cell table:style-name="ce10" office:value-type="string" calcext:value-type="string">
            <text:p>Vergi No/TC Kimlik No</text:p>
          </table:table-cell>
          <table:table-cell table:style-name="ce16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office:forms form:automatic-focus="false" form:apply-design-mode="false"/>
        <table:table-column table:style-name="co12" table:default-cell-style-name="ce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1"/>
        <table:table-column table:style-name="co17" table:default-cell-style-name="ce25"/>
        <table:table-column table:style-name="co18" table:default-cell-style-name="ce21"/>
        <table:table-column table:style-name="co19" table:default-cell-style-name="ce21"/>
        <table:table-column table:style-name="co20" table:number-columns-repeated="1016" table:default-cell-style-name="ce1"/>
        <table:table-row table:style-name="ro2">
          <table:table-cell table:style-name="ce17" table:number-columns-spanned="1" table:number-rows-spanned="2"/>
          <table:table-cell table:style-name="ce19"/>
          <table:table-cell table:style-name="ce20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7"/>
          <table:table-cell table:style-name="ce19" office:value-type="string" calcext:value-type="string">
            <text:p>Senet No</text:p>
          </table:table-cell>
          <table:table-cell table:style-name="ce19" office:value-type="string" calcext:value-type="string">
            <text:p>Düzenleme Tarihi</text:p>
          </table:table-cell>
          <table:table-cell table:style-name="ce19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26" office:value-type="string" calcext:value-type="string">
            <text:p>Tutarı Yazıyla</text:p>
          </table:table-cell>
          <table:table-cell table:style-name="ce19" office:value-type="string" calcext:value-type="string">
            <text:p>Borcun Nedeni</text:p>
          </table:table-cell>
          <table:table-cell table:style-name="ce19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8" office:value-type="float" office:value="3" calcext:value-type="float" table:number-columns-spanned="1" table:number-rows-spanned="7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15-04-2021</text:p>
          </table:table-cell>
          <table:table-cell table:style-name="ce22" office:value-type="string" calcext:value-type="string">
            <text:p><text:s/></text:p>
          </table:table-cell>
          <table:table-cell table:style-name="ce23" office:value-type="float" office:value="12000" calcext:value-type="float">
            <text:p>12.000,00</text:p>
          </table:table-cell>
          <table:table-cell table:style-name="ce27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ikibin TL" calcext:value-type="string">
            <text:p>Onikibin TL</text:p>
          </table:table-cell>
          <table:table-cell table:style-name="ce20" table:content-validation-name="val2" office:value-type="string" calcext:value-type="string">
            <text:p>nakden</text:p>
          </table:table-cell>
          <table:table-cell table:style-name="ce20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8"/>
          <table:table-cell office:value-type="float" office:value="2" calcext:value-type="float">
            <text:p>2</text:p>
          </table:table-cell>
          <table:table-cell table:style-name="ce22" table:number-columns-repeated="2"/>
          <table:table-cell table:style-name="ce24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20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table-cell table:style-name="ce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table-cell table:style-name="ce18" table:number-columns-spanned="1" table:number-rows-spanned="5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 table:style-name="ce19"/>
          <table:table-cell table:style-name="ce22"/>
          <table:table-cell table:style-name="ce17"/>
          <table:table-cell table:style-name="ce8"/>
          <table:table-cell table:number-columns-repeated="1019"/>
        </table:table-row>
        <table:table-row table:style-name="ro2">
          <table:table-cell table:style-name="ce18" table:number-columns-spanned="1" table:number-rows-spanned="4"/>
          <table:table-cell table:style-name="ce19"/>
          <table:table-cell table:style-name="ce22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8"/>
          <table:table-cell table:style-name="ce19"/>
          <table:table-cell table:style-name="ce22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8"/>
          <table:table-cell table:style-name="ce19"/>
          <table:table-cell table:style-name="ce20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8"/>
          <table:table-cell table:style-name="ce19"/>
          <table:table-cell/>
          <table:table-cell table:style-name="ce17"/>
          <table:table-cell table:style-name="ce8"/>
          <table:table-cell table:number-columns-repeated="1019"/>
        </table:table-row>
        <table:table-row table:style-name="ro2" table:number-rows-repeated="3">
          <table:table-cell table:style-name="ce8"/>
          <table:table-cell table:style-name="ce19"/>
          <table:table-cell table:style-name="ce17" table:number-columns-repeated="2"/>
          <table:table-cell table:style-name="ce8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 Önizleme" table:style-name="ta4">
        <office:forms form:automatic-focus="false" form:apply-design-mode="false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2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11" table:number-columns-repeated="1008" table:default-cell-style-name="ce29"/>
        <table:table-column table:style-name="co7" table:default-cell-style-name="ce6"/>
        <table:table-row table:style-name="ro4" table:number-rows-repeated="2">
          <table:table-cell table:style-name="ce28" table:number-columns-repeated="15"/>
          <table:table-cell table:number-columns-repeated="1009"/>
        </table:table-row>
        <table:table-row table:style-name="ro4">
          <table:table-cell table:style-name="ce28"/>
          <table:table-cell table:style-name="ce30">
            <draw:custom-shape table:end-cell-address="'Senet Önizleme'.C33" table:end-x="2.067cm" table:end-y="0.565cm" draw:z-index="0" draw:name="CustomShape 1" draw:style-name="gr1" draw:text-style-name="P1" svg:width="2.388cm" svg:height="19.194cm" svg:x="0.588cm" svg:y="0.575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0" table:number-columns-repeated="12"/>
          <table:table-cell table:style-name="ce111"/>
          <table:table-cell table:number-columns-repeated="1009"/>
        </table:table-row>
        <table:table-row table:style-name="ro4">
          <table:table-cell table:style-name="ce17"/>
          <table:table-cell table:style-name="ce31"/>
          <table:table-cell table:style-name="ce41" table:formula="of:=[.$H17] &amp;&quot;    - Taksit No: &quot; &amp; [.$J6]&amp;&quot;  &quot;" office:value-type="string" office:string-value="Salih Kaymak    - Taksit No: - 1 -" calcext:value-type="string" table:number-columns-spanned="1" table:number-rows-spanned="30">
            <text:p>Salih Kaymak <text:s text:c="3"/>- Taksit No: - 1 -</text:p>
          </table:table-cell>
          <table:table-cell table:style-name="ce43" table:number-columns-repeated="2"/>
          <table:table-cell table:style-name="ce48"/>
          <table:table-cell table:style-name="ce36" table:number-columns-repeated="7"/>
          <table:table-cell table:style-name="ce102"/>
          <table:table-cell table:style-name="ce112"/>
          <table:table-cell table:style-name="ce116" table:number-columns-repeated="1008"/>
          <table:table-cell/>
        </table:table-row>
        <table:table-row table:style-name="ro5">
          <table:table-cell table:style-name="ce28"/>
          <table:table-cell table:style-name="ce32"/>
          <table:covered-table-cell table:style-name="ce41"/>
          <table:table-cell table:style-name="ce44" table:number-columns-repeated="2"/>
          <table:table-cell table:style-name="ce49" office:value-type="string" calcext:value-type="string">
            <text:p>VADE</text:p>
          </table:table-cell>
          <table:table-cell table:style-name="ce71"/>
          <table:table-cell table:style-name="ce80" office:value-type="string" calcext:value-type="string">
            <text:p>TÜRK LIRASI</text:p>
          </table:table-cell>
          <table:table-cell table:style-name="ce80"/>
          <table:table-cell table:style-name="ce80" office:value-type="string" calcext:value-type="string">
            <text:p>No</text:p>
          </table:table-cell>
          <table:table-cell table:style-name="ce71"/>
          <table:table-cell table:style-name="ce96"/>
          <table:table-cell table:style-name="ce101"/>
          <table:table-cell table:style-name="ce103" office:value-type="string" calcext:value-type="string">
            <text:p>DÜZENLEME TARIHI</text:p>
          </table:table-cell>
          <table:table-cell table:style-name="ce113"/>
          <table:table-cell table:number-columns-repeated="1009"/>
        </table:table-row>
        <table:table-row table:style-name="ro6">
          <table:table-cell table:style-name="ce28"/>
          <table:table-cell table:style-name="ce32"/>
          <table:covered-table-cell table:style-name="ce41"/>
          <table:table-cell table:style-name="ce44" table:number-columns-repeated="2"/>
          <table:table-cell table:style-name="ce50" table:formula="of:=[$'Senet Taksit Giriş'.D3]" office:value-type="string" office:string-value=" " calcext:value-type="string">
            <text:p><text:s/></text:p>
          </table:table-cell>
          <table:table-cell table:style-name="ce72"/>
          <table:table-cell table:style-name="ce81" table:formula="of:=&quot;# &quot;&amp;TEXT(([$'Senet Taksit Giriş'.E3]);&quot;#.##0,00&quot;)&amp;&quot; TL #&quot;" office:value-type="string" office:string-value="# 12.000,00 TL #" calcext:value-type="string">
            <text:p># 12.000,00 TL #</text:p>
          </table:table-cell>
          <table:table-cell table:style-name="ce87"/>
          <table:table-cell table:style-name="ce90" table:formula="of:=&quot;- &quot;&amp;TEXT(INT([$'Senet Taksit Giriş'.B3]);&quot;##.##0&quot;)&amp;&quot; -&quot;" office:value-type="string" office:string-value="- 1 -" calcext:value-type="string">
            <text:p>- 1 -</text:p>
          </table:table-cell>
          <table:table-cell table:style-name="ce72"/>
          <table:table-cell table:style-name="ce97" table:number-columns-repeated="2"/>
          <table:table-cell table:style-name="ce104" table:formula="of:=[$'Senet Taksit Giriş'.C3]" office:value-type="string" office:string-value="15-04-2021" calcext:value-type="string">
            <text:p>15-04-2021</text:p>
          </table:table-cell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41"/>
          <table:table-cell table:style-name="ce44" table:number-columns-repeated="2"/>
          <table:table-cell table:style-name="ce51"/>
          <table:table-cell table:style-name="ce39" table:number-columns-repeated="7"/>
          <table:table-cell table:style-name="ce105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41"/>
          <table:table-cell table:style-name="ce44" table:number-columns-repeated="2"/>
          <table:table-cell table:style-name="ce52" table:formula="of:=&quot;                       İş bu emre muharrer senedim&quot;&amp;IF([$'Senet Borçlu Alacaklı Giriş'.$C$4]=&quot;Gerçek Kişi&quot;;&quot;in&quot;;&quot;izin&quot;)&amp;&quot; mükabilinde &quot;&amp;IF(TEXT([.F6];&quot;dd mmmm yyyy&quot;)=&quot; &quot;;&quot;                                                            &quot;;TEXT([.F6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iki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9" table:number-rows-spanned="9">
            <text:p>İş bu emre muharrer senedimin mükabilinde <text:s text:c="61"/>tarihinde; Sayın : <text:s text:c="122"/>veyahut emruhavalesine yukarıda yazılı Yalnız # Oniki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8" table:style-name="ce52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41"/>
          <table:table-cell table:style-name="ce44" table:number-columns-repeated="2"/>
          <table:covered-table-cell table:number-columns-repeated="9" table:style-name="ce52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 table:number-columns-repeated="2"/>
          <table:covered-table-cell table:number-columns-repeated="9" table:style-name="ce52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 table:number-columns-repeated="2"/>
          <table:covered-table-cell table:number-columns-repeated="9" table:style-name="ce52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 table:number-columns-repeated="2"/>
          <table:covered-table-cell table:number-columns-repeated="9" table:style-name="ce52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 table:number-columns-repeated="2"/>
          <table:covered-table-cell table:number-columns-repeated="9" table:style-name="ce52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 table:number-columns-repeated="2"/>
          <table:covered-table-cell table:number-columns-repeated="9" table:style-name="ce52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 table:number-columns-repeated="2"/>
          <table:covered-table-cell table:number-columns-repeated="9" table:style-name="ce52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 table:number-columns-repeated="2"/>
          <table:covered-table-cell table:number-columns-repeated="9" table:style-name="ce52"/>
          <table:table-cell table:style-name="ce113"/>
          <table:table-cell table:number-columns-repeated="1009"/>
        </table:table-row>
        <table:table-row table:style-name="ro7">
          <table:table-cell table:style-name="ce28"/>
          <table:table-cell table:style-name="ce33"/>
          <table:covered-table-cell table:style-name="ce41"/>
          <table:table-cell table:style-name="ce44"/>
          <table:table-cell table:style-name="ce45"/>
          <table:table-cell table:style-name="ce53" office:value-type="string" calcext:value-type="string">
            <text:p>Borçlu İsim-Unvan</text:p>
          </table:table-cell>
          <table:table-cell table:style-name="ce73" office:value-type="string" calcext:value-type="string">
            <text:p>:</text:p>
          </table:table-cell>
          <table:table-cell table:style-name="ce82" table:formula="of:=[$'Senet Borçlu Alacaklı Giriş'.C5]" office:value-type="string" office:string-value="Salih Kaymak" calcext:value-type="string" table:number-columns-spanned="7" table:number-rows-spanned="1">
            <text:p>Salih Kaymak</text:p>
          </table:table-cell>
          <table:covered-table-cell table:number-columns-repeated="6" table:style-name="ce82"/>
          <table:table-cell table:style-name="ce113"/>
          <table:table-cell table:number-columns-repeated="1009"/>
        </table:table-row>
        <table:table-row table:style-name="ro7">
          <table:table-cell table:style-name="ce28"/>
          <table:table-cell table:style-name="ce33"/>
          <table:covered-table-cell table:style-name="ce41"/>
          <table:table-cell table:style-name="ce44"/>
          <table:table-cell table:style-name="ce46"/>
          <table:table-cell table:style-name="ce54" office:value-type="string" calcext:value-type="string">
            <text:p>Tc Kimlik No</text:p>
          </table:table-cell>
          <table:table-cell table:style-name="ce74" office:value-type="string" calcext:value-type="string">
            <text:p>:</text:p>
          </table:table-cell>
          <table:table-cell table:style-name="ce83" table:formula="of:=[$'Senet Borçlu Alacaklı Giriş'.$C$8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83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41"/>
          <table:table-cell table:style-name="ce44"/>
          <table:table-cell table:style-name="ce46"/>
          <table:table-cell table:style-name="ce55" office:value-type="string" calcext:value-type="string">
            <text:p>Adres</text:p>
          </table:table-cell>
          <table:table-cell table:style-name="ce75" table:number-columns-repeated="2"/>
          <table:table-cell table:style-name="ce88" office:value-type="string" calcext:value-type="string">
            <text:p>İmza</text:p>
          </table:table-cell>
          <table:table-cell table:style-name="ce75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41"/>
          <table:table-cell table:style-name="ce44"/>
          <table:table-cell table:style-name="ce46"/>
          <table:table-cell table:style-name="ce56" table:formula="of:=[$'Senet Borçlu Alacaklı Giriş'.$C$6]" office:value-type="string" office:string-value=" " calcext:value-type="string" table:number-columns-spanned="3" table:number-rows-spanned="4">
            <text:p><text:s/></text:p>
          </table:table-cell>
          <table:covered-table-cell table:number-columns-repeated="2" table:style-name="ce56"/>
          <table:table-cell table:style-name="ce75" table:number-columns-repeated="2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41"/>
          <table:table-cell table:style-name="ce44"/>
          <table:table-cell table:style-name="ce46"/>
          <table:covered-table-cell table:number-columns-repeated="3" table:style-name="ce56"/>
          <table:table-cell table:style-name="ce75" table:number-columns-repeated="2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41"/>
          <table:table-cell table:style-name="ce44"/>
          <table:table-cell table:style-name="ce46"/>
          <table:covered-table-cell table:number-columns-repeated="3" table:style-name="ce56"/>
          <table:table-cell table:style-name="ce75" table:number-columns-repeated="2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41"/>
          <table:table-cell table:style-name="ce44"/>
          <table:table-cell table:style-name="ce46"/>
          <table:covered-table-cell table:number-columns-repeated="3" table:style-name="ce56"/>
          <table:table-cell table:style-name="ce75" table:number-columns-repeated="2"/>
          <table:table-cell table:style-name="ce1"/>
          <table:table-cell table:style-name="ce37"/>
          <table:table-cell table:style-name="ce1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41"/>
          <table:table-cell table:style-name="ce44"/>
          <table:table-cell table:style-name="ce47"/>
          <table:table-cell table:style-name="ce57" table:formula="of:=&quot;Vergi Dairesi  &quot;" office:value-type="string" office:string-value="Vergi Dairesi" calcext:value-type="string">
            <text:p>Vergi Dairesi</text:p>
          </table:table-cell>
          <table:table-cell table:style-name="ce63" office:value-type="string" calcext:value-type="string">
            <text:p>:</text:p>
          </table:table-cell>
          <table:table-cell table:style-name="ce84" table:formula="of:=[$'Senet Borçlu Alacaklı Giriş'.$C$7]" office:value-type="string" office:string-value=" " calcext:value-type="string">
            <text:p><text:s/></text:p>
          </table:table-cell>
          <table:table-cell table:style-name="ce63"/>
          <table:table-cell table:style-name="ce91" table:number-columns-repeated="4"/>
          <table:table-cell table:style-name="ce107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41"/>
          <table:table-cell table:style-name="ce44" table:number-columns-repeated="2"/>
          <table:table-cell table:style-name="ce58"/>
          <table:table-cell table:style-name="ce76" table:number-columns-repeated="3"/>
          <table:table-cell table:style-name="ce28" table:number-columns-repeated="5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/>
          <table:table-cell table:style-name="ce45"/>
          <table:table-cell table:style-name="ce59" office:value-type="string" calcext:value-type="string">
            <text:p>KEFİL İsim Unvan</text:p>
          </table:table-cell>
          <table:table-cell table:style-name="ce77" office:value-type="string" calcext:value-type="string">
            <text:p>:</text:p>
          </table:table-cell>
          <table:table-cell table:style-name="ce85" table:formula="of:=[$'Senet Borçlu Alacaklı Giriş'.$C$9]" office:value-type="string" office:string-value=" " calcext:value-type="string">
            <text:p><text:s/></text:p>
          </table:table-cell>
          <table:table-cell table:style-name="ce77"/>
          <table:table-cell table:style-name="ce92"/>
          <table:table-cell table:style-name="ce93"/>
          <table:table-cell table:style-name="ce98" table:number-columns-repeated="2"/>
          <table:table-cell table:style-name="ce108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/>
          <table:table-cell table:style-name="ce46"/>
          <table:table-cell table:style-name="ce60" office:value-type="string" calcext:value-type="string">
            <text:p>TC Kimlik No</text:p>
          </table:table-cell>
          <table:table-cell table:style-name="ce78" office:value-type="string" calcext:value-type="string">
            <text:p>:</text:p>
          </table:table-cell>
          <table:table-cell table:style-name="ce76" table:formula="of:=[$'Senet Borçlu Alacaklı Giriş'.$C$12]" office:value-type="string" office:string-value=" " calcext:value-type="string">
            <text:p><text:s/></text:p>
          </table:table-cell>
          <table:table-cell table:style-name="ce78"/>
          <table:table-cell table:style-name="ce37"/>
          <table:table-cell table:style-name="ce94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/>
          <table:table-cell table:style-name="ce46"/>
          <table:table-cell table:style-name="ce61" office:value-type="string" calcext:value-type="string">
            <text:p>Adres</text:p>
          </table:table-cell>
          <table:table-cell table:style-name="ce75" table:number-columns-repeated="2"/>
          <table:table-cell table:style-name="ce88" office:value-type="string" calcext:value-type="string">
            <text:p>İmza</text:p>
          </table:table-cell>
          <table:table-cell table:style-name="ce28" table:number-columns-repeated="4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/>
          <table:table-cell table:style-name="ce46"/>
          <table:table-cell table:style-name="ce62" table:formula="of:=[$'Senet Borçlu Alacaklı Giriş'.$C$10]" office:value-type="string" office:string-value=" " calcext:value-type="string" table:number-columns-spanned="3" table:number-rows-spanned="4">
            <text:p><text:s/></text:p>
          </table:table-cell>
          <table:covered-table-cell table:number-columns-repeated="2" table:style-name="ce62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/>
          <table:table-cell table:style-name="ce46"/>
          <table:covered-table-cell table:number-columns-repeated="3" table:style-name="ce62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/>
          <table:table-cell table:style-name="ce46"/>
          <table:covered-table-cell table:number-columns-repeated="3" table:style-name="ce62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/>
          <table:table-cell table:style-name="ce46"/>
          <table:covered-table-cell table:number-columns-repeated="3" table:style-name="ce62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41"/>
          <table:table-cell table:style-name="ce44"/>
          <table:table-cell table:style-name="ce47"/>
          <table:table-cell table:style-name="ce63" table:formula="of:=&quot;Vergi Dairesi  &quot;" office:value-type="string" office:string-value="Vergi Dairesi" calcext:value-type="string">
            <text:p>Vergi Dairesi</text:p>
          </table:table-cell>
          <table:table-cell table:style-name="ce63"/>
          <table:table-cell table:style-name="ce84" table:formula="of:=[$'Senet Borçlu Alacaklı Giriş'.$C$11]" office:value-type="string" office:string-value=" " calcext:value-type="string">
            <text:p><text:s/></text:p>
          </table:table-cell>
          <table:table-cell table:style-name="ce63"/>
          <table:table-cell table:style-name="ce91" table:number-columns-repeated="4"/>
          <table:table-cell table:style-name="ce107"/>
          <table:table-cell table:style-name="ce113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42" table:number-columns-repeated="12"/>
          <table:table-cell table:style-name="ce114"/>
          <table:table-cell table:number-columns-repeated="1009"/>
        </table:table-row>
        <table:table-row table:style-name="ro4" table:number-rows-repeated="6">
          <table:table-cell table:style-name="ce28" table:number-columns-repeated="15"/>
          <table:table-cell table:number-columns-repeated="1009"/>
        </table:table-row>
        <table:table-row table:style-name="ro4">
          <table:table-cell table:style-name="ce28"/>
          <table:table-cell table:style-name="ce36"/>
          <table:table-cell table:style-name="ce36">
            <draw:custom-shape table:end-cell-address="'Senet Önizleme'.F60" table:end-x="0.188cm" table:end-y="0.036cm" draw:z-index="1" draw:name="CustomShape 1" draw:style-name="gr1" draw:text-style-name="P1" svg:width="3.103cm" svg:height="11.63cm" svg:x="0cm" svg:y="0.002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1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81" table:end-x="0.188cm" table:end-y="0.052cm" draw:z-index="2" draw:name="CustomShape 1" draw:style-name="gr1" draw:text-style-name="P1" svg:width="3.103cm" svg:height="10.873cm" svg:x="0cm" svg:y="0.164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01" table:end-x="0.188cm" table:end-y="0.057cm" draw:z-index="3" draw:name="CustomShape 1" draw:style-name="gr1" draw:text-style-name="P1" svg:width="3.103cm" svg:height="10.875cm" svg:x="0cm" svg:y="0.167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22" table:end-x="0.188cm" table:end-y="0.053cm" draw:z-index="4" draw:name="CustomShape 1" draw:style-name="gr1" draw:text-style-name="P1" svg:width="3.103cm" svg:height="10.871cm" svg:x="0cm" svg:y="0.167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43" table:end-x="0.189cm" table:end-y="0.037cm" draw:z-index="5" draw:name="CustomShape 1" draw:style-name="gr1" draw:text-style-name="P1" svg:width="3.104cm" svg:height="10.992cm" svg:x="0cm" svg:y="0.031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63" table:end-x="0.189cm" table:end-y="0.039cm" draw:z-index="6" draw:name="CustomShape 1" draw:style-name="gr1" draw:text-style-name="P1" svg:width="3.104cm" svg:height="10.996cm" svg:x="0cm" svg:y="0.029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84" table:end-x="0.189cm" table:end-y="0.037cm" draw:z-index="7" draw:name="CustomShape 1" draw:style-name="gr1" draw:text-style-name="P1" svg:width="3.104cm" svg:height="10.993cm" svg:x="0cm" svg:y="0.029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05" table:end-x="0.189cm" table:end-y="0.037cm" draw:z-index="8" draw:name="CustomShape 1" draw:style-name="gr1" draw:text-style-name="P1" svg:width="3.104cm" svg:height="10.991cm" svg:x="0cm" svg:y="0.031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25" table:end-x="0.189cm" table:end-y="0.037cm" draw:z-index="9" draw:name="CustomShape 1" draw:style-name="gr1" draw:text-style-name="P1" svg:width="3.104cm" svg:height="10.992cm" svg:x="0cm" svg:y="0.031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46" table:end-x="0.189cm" table:end-y="0.039cm" draw:z-index="10" draw:name="CustomShape 1" draw:style-name="gr1" draw:text-style-name="P1" svg:width="3.104cm" svg:height="10.994cm" svg:x="0cm" svg:y="0.031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4">
          <table:table-cell table:style-name="ce17" table:number-columns-repeated="2"/>
          <table:table-cell table:style-name="ce41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67" table:end-x="0.189cm" table:end-y="0.04cm" draw:z-index="11" draw:name="CustomShape 1" draw:style-name="gr1" draw:text-style-name="P1" svg:width="3.104cm" svg:height="10.995cm" svg:x="0cm" svg:y="0.03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7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7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7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67"/>
          <table:table-cell table:style-name="ce36" table:number-columns-repeated="2"/>
          <table:table-cell table:style-name="ce100" table:number-columns-spanned="2" table:number-rows-spanned="1"/>
          <table:covered-table-cell table:style-name="ce100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68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covered-table-cell table:number-columns-repeated="5" table:style-name="ce68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/>
          <table:table-cell table:style-name="ce38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7" table:formula="of:=&quot;İsim : &quot;&amp;[$'Senet Borçlu Alacaklı Giriş'.$C$9]" office:value-type="string" office:string-value="İsim :" calcext:value-type="string" table:number-columns-spanned="4" table:number-rows-spanned="1">
            <text:p>İsim :</text:p>
          </table:table-cell>
          <table:covered-table-cell table:number-columns-repeated="3" table:style-name="ce67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8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68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covered-table-cell table:number-columns-repeated="4" table:style-name="ce68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69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69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28" table:number-columns-repeated="2"/>
          <table:covered-table-cell table:style-name="ce41"/>
          <table:table-cell table:style-name="ce44" table:number-columns-repeated="2"/>
          <table:table-cell table:style-name="ce70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70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4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 table:number-rows-repeated="104830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11P0" style:volatile="true">
      <number:number number:decimal-places="0" number:min-decimal-places="0" number:min-integer-digits="1" number:grouping="true"/>
      <number:text> TL</number:text>
    </number:number-style>
    <number:number-style style:name="N11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TL</number:text>
    </number:number-style>
    <number:number-style style:name="N11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4P0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1-05-24T11:35:23.402242191</dc:date>
    <meta:editing-cycles>24</meta:editing-cycles>
    <meta:editing-duration>PT7H27M51S</meta:editing-duration>
    <meta:generator>LibreOffice/7.0.5.2$Linux_X86_64 LibreOffice_project/00$Build-2</meta:generator>
    <meta:document-statistic meta:table-count="4" meta:cell-count="359" meta:object-count="1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